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7000001FD8EA9A7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hatch" draw:fill-hatch-name="Blue_20_Crossed_20_45_20_Degrees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hatch-name="Red_20_Crossed_20_45_20_Degrees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marker-end="Arrowheads_20_1" draw:textarea-horizontal-align="center" draw:textarea-vertical-align="middle"/>
    </style:style>
    <style:style style:name="gr7" style:family="graphic" style:parent-style-name="standard">
      <style:graphic-properties svg:stroke-width="0.05cm" draw:marker-start-width="0.275cm" draw:marker-end="Arrowheads_20_1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80" draw:fill="none" draw:fill-color="#ffffff" fo:min-height="0.6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Garuda" style:font-pitch="variable" fo:font-size="12pt" fo:font-weight="bold"/>
    </style:style>
    <style:style style:name="T1" style:family="text">
      <style:text-properties fo:font-family="Garuda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534cm" svg:height="18.177cm" svg:x="1.244cm" svg:y="5.785cm">
          <draw:image xlink:href="Pictures/1000000000000207000001FD8EA9A7F8.png" xlink:type="simple" xlink:show="embed" xlink:actuate="onLoad">
            <text:p/>
          </draw:image>
        </draw:frame>
        <draw:custom-shape draw:style-name="gr2" draw:text-style-name="P1" draw:layer="layout" svg:width="5.1cm" svg:height="5.05cm" svg:x="7.5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7cm" svg:x="4.1cm" svg:y="1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1.2cm" svg:height="1.15cm" svg:x="2.95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1.2cm" svg:height="1.15cm" svg:x="12.7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1.2cm" svg:height="1.15cm" svg:x="5.45cm" svg:y="17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1.2cm" svg:height="1.15cm" svg:x="7.35cm" svg:y="2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1.2cm" svg:height="1.15cm" svg:x="14.1cm" svg:y="2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1.55cm" svg:x="8.471cm" svg:y="9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5cm" svg:height="0.7cm" svg:x="4.35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2.45cm" svg:height="1.4cm" svg:x="12.4cm" svg:y="18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1.8cm" svg:height="0.5cm" svg:x="11.95cm" svg:y="17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4" draw:layer="layout" svg:width="1cm" svg:height="0.65cm" svg:x="13cm" svg:y="1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35cm" svg:x="14.9cm" svg:y="12.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8cm" svg:height="1.072cm" svg:x="4.75cm" svg:y="12.528cm">
          <draw:text-box>
            <text:p text:style-name="P2"><text:span text:style-name="T1">FPGA</text:span></text:p>
          </draw:text-box>
        </draw:frame>
        <draw:frame draw:style-name="gr5" draw:text-style-name="P2" draw:id="id5" draw:layer="layout" svg:width="2.45cm" svg:height="1.072cm" svg:x="6.2cm" svg:y="24.55cm">
          <draw:text-box>
            <text:p text:style-name="P2"><text:span text:style-name="T1">AVR US2</text:span></text:p>
          </draw:text-box>
        </draw:frame>
        <draw:frame draw:style-name="gr5" draw:text-style-name="P2" draw:id="id7" draw:layer="layout" svg:width="2.45cm" svg:height="1.072cm" svg:x="14cm" svg:y="23.7cm">
          <draw:text-box>
            <text:p text:style-name="P2"><text:span text:style-name="T1">AVR US1</text:span></text:p>
          </draw:text-box>
        </draw:frame>
        <draw:frame draw:style-name="gr5" draw:text-style-name="P2" draw:id="id3" draw:layer="layout" svg:width="2.45cm" svg:height="1.072cm" svg:x="15.35cm" svg:y="5.828cm">
          <draw:text-box>
            <text:p text:style-name="P2"><text:span text:style-name="T1">AVR US3</text:span></text:p>
          </draw:text-box>
        </draw:frame>
        <draw:frame draw:style-name="gr5" draw:text-style-name="P2" draw:id="id1" draw:layer="layout" svg:width="2.45cm" svg:height="1.072cm" svg:x="0.7cm" svg:y="8.728cm">
          <draw:text-box>
            <text:p text:style-name="P2"><text:span text:style-name="T1">AVR US4</text:span></text:p>
          </draw:text-box>
        </draw:frame>
        <draw:connector draw:style-name="gr6" draw:text-style-name="P1" draw:layer="layout" svg:x1="1.925cm" svg:y1="9.8cm" svg:x2="2.95cm" svg:y2="11.325cm" draw:start-shape="id1" draw:start-glue-point="2" draw:end-shape="id2">
          <text:p/>
        </draw:connector>
        <draw:connector draw:style-name="gr6" draw:text-style-name="P1" draw:layer="layout" svg:x1="15.35cm" svg:y1="6.364cm" svg:x2="13.3cm" svg:y2="6.9cm" draw:start-shape="id3" draw:start-glue-point="3" draw:end-shape="id4" draw:end-glue-point="0">
          <text:p/>
        </draw:connector>
        <draw:connector draw:style-name="gr6" draw:text-style-name="P1" draw:layer="layout" svg:x1="7.425cm" svg:y1="24.55cm" svg:x2="7.95cm" svg:y2="23.05cm" draw:start-shape="id5" draw:start-glue-point="0" draw:end-shape="id6">
          <text:p/>
        </draw:connector>
        <draw:connector draw:style-name="gr6" draw:text-style-name="P1" draw:layer="layout" svg:x1="15.225cm" svg:y1="23.7cm" svg:x2="14.7cm" svg:y2="22.35cm" draw:start-shape="id7" draw:start-glue-point="0" draw:end-shape="id8" draw:end-glue-point="2">
          <text:p/>
        </draw:connector>
        <draw:frame draw:style-name="gr5" draw:text-style-name="P2" draw:id="id9" draw:layer="layout" svg:width="2.45cm" svg:height="1.072cm" svg:x="0.3cm" svg:y="18.378cm">
          <draw:text-box>
            <text:p text:style-name="P2"><text:span text:style-name="T1">AVR UM</text:span></text:p>
          </draw:text-box>
        </draw:frame>
        <draw:connector draw:style-name="gr7" draw:text-style-name="P1" draw:layer="layout" svg:x1="2.75cm" svg:y1="18.914cm" svg:x2="5.45cm" svg:y2="18.525cm" draw:start-shape="id9" draw:start-glue-point="1" draw:end-shape="id10" draw:end-glue-point="3">
          <text:p/>
        </draw:connector>
        <draw:frame draw:style-name="gr5" draw:text-style-name="P2" draw:id="id11" draw:layer="layout" svg:width="2.7cm" svg:height="1.072cm" svg:x="18.3cm" svg:y="19.3cm">
          <draw:text-box>
            <text:p text:style-name="P2"><text:span text:style-name="T1">Serial Flash</text:span></text:p>
          </draw:text-box>
        </draw:frame>
        <draw:connector draw:style-name="gr7" draw:text-style-name="P1" draw:layer="layout" svg:x1="18.3cm" svg:y1="19.836cm" svg:x2="14.85cm" svg:y2="18.85cm" draw:start-shape="id11" draw:start-glue-point="3" draw:end-shape="id12" draw:end-glue-point="1">
          <text:p/>
        </draw:connector>
        <draw:frame draw:style-name="gr5" draw:text-style-name="P2" draw:layer="layout" svg:width="1.6cm" svg:height="1.072cm" svg:x="3.15cm" svg:y="21.65cm">
          <draw:text-box>
            <text:p text:style-name="P2"><text:span text:style-name="T1">LED2</text:span></text:p>
          </draw:text-box>
        </draw:frame>
        <draw:frame draw:style-name="gr5" draw:text-style-name="P2" draw:layer="layout" svg:width="1.6cm" svg:height="1.072cm" svg:x="8.75cm" svg:y="24.05cm">
          <draw:text-box>
            <text:p text:style-name="P2"><text:span text:style-name="T1">LED3</text:span></text:p>
          </draw:text-box>
        </draw:frame>
        <draw:frame draw:style-name="gr5" draw:text-style-name="P2" draw:layer="layout" svg:width="1.6cm" svg:height="1.072cm" svg:x="16.35cm" svg:y="21.628cm">
          <draw:text-box>
            <text:p text:style-name="P2"><text:span text:style-name="T1">LED4</text:span></text:p>
          </draw:text-box>
        </draw:frame>
        <draw:frame draw:style-name="gr5" draw:text-style-name="P2" draw:layer="layout" svg:width="1.6cm" svg:height="1.072cm" svg:x="19.45cm" svg:y="14.728cm">
          <draw:text-box>
            <text:p text:style-name="P2"><text:span text:style-name="T1">LED5</text:span></text:p>
          </draw:text-box>
        </draw:frame>
        <draw:frame draw:style-name="gr5" draw:text-style-name="P2" draw:layer="layout" svg:width="1.6cm" svg:height="1.072cm" svg:x="17.15cm" svg:y="8.028cm">
          <draw:text-box>
            <text:p text:style-name="P2"><text:span text:style-name="T1">LED6</text:span></text:p>
          </draw:text-box>
        </draw:frame>
        <draw:frame draw:style-name="gr5" draw:text-style-name="P2" draw:layer="layout" svg:width="1.6cm" svg:height="1.072cm" svg:x="9.9cm" svg:y="5.05cm">
          <draw:text-box>
            <text:p text:style-name="P2"><text:span text:style-name="T1">LED7</text:span></text:p>
          </draw:text-box>
        </draw:frame>
        <draw:frame draw:style-name="gr5" draw:text-style-name="P2" draw:layer="layout" svg:width="1.6cm" svg:height="1.072cm" svg:x="0.2cm" svg:y="15.678cm">
          <draw:text-box>
            <text:p text:style-name="P2"><text:span text:style-name="T1">LED1</text:span></text:p>
          </draw:text-box>
        </draw:frame>
        <draw:frame draw:style-name="gr5" draw:text-style-name="P2" draw:layer="layout" svg:width="1.6cm" svg:height="1.072cm" svg:x="3.3cm" svg:y="7.128cm">
          <draw:text-box>
            <text:p text:style-name="P2"><text:span text:style-name="T1">LED8</text:span></text:p>
          </draw:text-box>
        </draw:frame>
        <draw:frame draw:style-name="gr8" draw:text-style-name="P2" draw:id="id13" draw:layer="layout" svg:width="2.2cm" svg:height="1.072cm" svg:x="19.1cm" svg:y="15.728cm">
          <draw:text-box>
            <text:p text:style-name="P2"><text:span text:style-name="T1">I2C port</text:span></text:p>
          </draw:text-box>
        </draw:frame>
        <draw:connector draw:style-name="gr7" draw:text-style-name="P1" draw:layer="layout" svg:x1="19.1cm" svg:y1="16.264cm" svg:x2="13.5cm" svg:y2="14cm" draw:start-shape="id13" draw:start-glue-point="3" draw:end-shape="id14" draw:end-glue-point="2">
          <text:p/>
        </draw:connector>
        <draw:frame draw:style-name="gr5" draw:text-style-name="P2" draw:id="id15" draw:layer="layout" svg:width="2.7cm" svg:height="1.072cm" svg:x="18.65cm" svg:y="17.578cm">
          <draw:text-box>
            <text:p text:style-name="P2"><text:span text:style-name="T1">Serial port</text:span></text:p>
          </draw:text-box>
        </draw:frame>
        <draw:connector draw:style-name="gr7" draw:text-style-name="P1" draw:layer="layout" draw:line-skew="-1.1cm" svg:x1="18.65cm" svg:y1="18.114cm" svg:x2="13.75cm" svg:y2="17.7cm" draw:start-shape="id15" draw:start-glue-point="3" draw:end-shape="id16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Carlos Camargo</meta:initial-creator>
    <meta:creation-date>2007-08-13T17:40:50</meta:creation-date>
    <dc:creator>Carlos Camargo</dc:creator>
    <dc:date>2007-08-13T18:01:32</dc:date>
    <dc:language>en-AU</dc:language>
    <meta:editing-cycles>5</meta:editing-cycles>
    <meta:editing-duration>PT20M42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